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mic Sans MS" svg:font-family="'Comic Sans MS'" style:font-family-generic="script"/>
    <style:font-face style:name="Lucida Sans1" svg:font-family="'Lucida Sans'" style:font-family-generic="swiss"/>
    <style:font-face style:name="Theano Old Style" svg:font-family="'Theano Old Style'" style:font-family-generic="roman" style:font-pitch="variable"/>
    <style:font-face style:name="Times New Roman" svg:font-family="'Times New Roman'" style:font-family-generic="roman" style:font-pitch="variable"/>
    <style:font-face style:name="Old English Text MT" svg:font-family="'Old English Text MT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outline="false" style:font-name="Old English Text MT" fo:font-size="60pt" style:text-underline-style="solid" style:text-underline-type="double" style:text-underline-width="auto" style:text-underline-color="font-color" style:font-size-asian="65.4499969482422pt" style:font-size-complex="65.4499969482422pt"/>
    </style:style>
    <style:style style:name="P2" style:family="paragraph" style:parent-style-name="Standard">
      <style:paragraph-properties fo:text-align="center" style:justify-single-word="false"/>
      <style:text-properties style:text-outline="false" style:font-name="Old English Text MT" fo:font-size="15pt" style:text-underline-style="solid" style:text-underline-type="double" style:text-underline-width="auto" style:text-underline-color="font-color" style:font-size-asian="16.3500003814697pt" style:font-size-complex="16.3500003814697pt"/>
    </style:style>
    <style:style style:name="P3" style:family="paragraph" style:parent-style-name="Standard">
      <style:paragraph-properties fo:text-align="start" style:justify-single-word="false"/>
      <style:text-properties style:text-outline="false" style:font-name="Theano Old Style" fo:font-size="14pt" style:text-underline-style="solid" style:text-underline-width="bold" style:text-underline-color="font-color" style:font-size-asian="15.25pt" style:font-size-complex="15.25pt"/>
    </style:style>
    <style:style style:name="P4" style:family="paragraph" style:parent-style-name="Standard">
      <style:paragraph-properties fo:text-align="center" style:justify-single-word="false"/>
      <style:text-properties style:text-outline="false" style:font-name="Theano Old Style" fo:font-size="14pt" style:text-underline-style="none" style:font-size-asian="15.25pt" style:font-size-complex="15.25pt"/>
    </style:style>
    <style:style style:name="P5" style:family="paragraph" style:parent-style-name="Standard">
      <style:paragraph-properties fo:text-align="start" style:justify-single-word="false"/>
      <style:text-properties style:text-outline="false" style:font-name="Theano Old Style" fo:font-size="14pt" style:text-underline-style="none" style:font-size-asian="15.25pt" style:font-size-complex="15.25pt"/>
    </style:style>
    <style:style style:name="P6" style:family="paragraph" style:parent-style-name="Standard">
      <style:paragraph-properties fo:text-align="center" style:justify-single-word="false"/>
      <style:text-properties style:text-outline="false" style:font-name="Theano Old Style" fo:font-size="54pt" style:text-underline-style="solid" style:text-underline-type="double" style:text-underline-width="auto" style:text-underline-color="font-color" style:font-size-asian="54pt" style:font-size-complex="54pt"/>
    </style:style>
    <style:style style:name="P7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style:text-outline="false" style:font-name="Theano Old Style" fo:font-size="14pt" style:text-underline-style="none" style:font-size-asian="15.25pt" style:font-size-complex="15.25pt"/>
    </style:style>
    <style:style style:name="P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style:text-outline="false" style:font-name="Theano Old Style" fo:font-size="14pt" style:text-underline-style="solid" style:text-underline-width="bold" style:text-underline-color="font-color" style:font-size-asian="15.25pt" style:font-size-complex="15.25pt"/>
    </style:style>
    <style:style style:name="P9" style:family="paragraph" style:parent-style-name="Standard" style:master-page-name="">
      <style:paragraph-properties fo:margin-left="0cm" fo:margin-right="0.101cm" fo:text-align="start" style:justify-single-word="false" fo:text-indent="0cm" style:auto-text-indent="false" style:page-number="auto"/>
      <style:text-properties style:text-outline="false" style:font-name="Theano Old Style" fo:font-size="14pt" style:text-underline-style="none" style:font-size-asian="15.25pt" style:font-size-complex="15.25pt"/>
    </style:style>
    <style:style style:name="P10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style:text-outline="false" style:font-name="Theano Old Style" fo:font-size="14pt" style:text-underline-style="none" style:font-size-asian="15.25pt" style:font-size-complex="15.25pt"/>
    </style:style>
    <style:style style:name="P11" style:family="paragraph" style:parent-style-name="Standard" style:list-style-name="L1">
      <style:paragraph-properties fo:margin-left="0cm" fo:margin-right="0.101cm" fo:text-align="start" style:justify-single-word="false" fo:text-indent="0cm" style:auto-text-indent="false"/>
      <style:text-properties style:text-outline="false" style:font-name="Theano Old Style" fo:font-size="14pt" style:text-underline-style="none" style:font-size-asian="15.25pt" style:font-size-complex="15.2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TRAT OFFICIEL &amp; RÈGLES DE SÉCURITÉ AU SEIN DU JEU ZELDA HYRULE ADVENTURE</text:p>
      <text:p text:style-name="P1"/>
      <text:p text:style-name="P2"/>
      <text:p text:style-name="P2"/>
      <text:p text:style-name="P2"/>
      <text:p text:style-name="P3"><text:soft-page-break/>Préface</text:p>
      <text:p text:style-name="P4"/>
      <text:p text:style-name="P5">Ce qui suit a été écrit &amp; confirmé le 05,12,2017 à 13 heures 54 minutes &amp; 47 secondes.</text:p>
      <text:p text:style-name="P5"/>
      <text:p text:style-name="P3">Contrat de sécurité</text:p>
      <text:p text:style-name="P3"/>
      <text:p text:style-name="P5">Article 1 – Toute donnée restera confidentielle, sauf celles présentes sur le site. Toute propagation de données visant à gâcher le jeu sera sanctionnée d'une amende pouvant atteindre 24 000 euros &amp; d'un bannissement jusqu'à nouvel ordre.</text:p>
      <text:p text:style-name="P5"/>
      <text:p text:style-name="P9">Article 2 – Toute personne revendiquant son appartenance au groupe Zelda Hyrule Adventure ® sans confirmation préalable du directeur général sera amenée à payer une amende de 20 euros et sera d'abord le sujet d'une mise en garde préventive : exclusion du groupe pendant 2 semaines, puis exclusion jusqu'à nouvel ordre.</text:p>
      <text:p text:style-name="P7"/>
      <text:p text:style-name="P7">Article 3 – Si tout membre du groupe réalise une action contraire au règles précédemment citées, il sera puni d'une lourde sanction : renvoi immédiat.</text:p>
      <text:p text:style-name="P7"/>
      <text:p text:style-name="P7">Article 4 – Toute personne ne faisant rien, ou semblant de faire une action faisant avancer le jeu sera virée et devra repasser ou non les étapes.</text:p>
      <text:p text:style-name="P7"/>
      <text:p text:style-name="P7">Article 5 – Tout membre se doit de connaître le serment d'Hyrule Adventure :</text:p>
      <text:p text:style-name="P7"/>
      <text:p text:style-name="P7"><text:tab/>Devant tous les membres, présents ou passées du groupe, je jure de respecter le contrat de sécurité.</text:p>
      <text:p text:style-name="P7"><text:tab/>Je jure de respecter ce dernier</text:p>
      <text:p text:style-name="P7"/>
      <text:p text:style-name="P8">Sanctions applicables (amende + sanction)</text:p>
      <text:p text:style-name="P8"/>
      <text:list xml:id="list2897743123946250537" text:style-name="L1">
        <text:list-item>
          <text:p text:style-name="P11">Propagation de données</text:p>
        </text:list-item>
      </text:list>
      <text:p text:style-name="P7"><text:soft-page-break/>Noms des donjons : 5€, -</text:p>
      <text:p text:style-name="P7">Noms des boss : 10€, -</text:p>
      <text:p text:style-name="P7">Révélation d'énigmes : 15€, bannissemen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mic Sans MS" svg:font-family="'Comic Sans MS'" style:font-family-generic="script"/>
    <style:font-face style:name="Lucida Sans1" svg:font-family="'Lucida Sans'" style:font-family-generic="swiss"/>
    <style:font-face style:name="Theano Old Style" svg:font-family="'Theano Old Style'" style:font-family-generic="roman" style:font-pitch="variable"/>
    <style:font-face style:name="Times New Roman" svg:font-family="'Times New Roman'" style:font-family-generic="roman" style:font-pitch="variable"/>
    <style:font-face style:name="Old English Text MT" svg:font-family="'Old English Text MT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mic Sans MS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06T17:41:00.78</meta:creation-date>
    <dc:date>2017-12-20T22:41:29.02</dc:date>
    <meta:editing-duration>PT52M11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3" meta:paragraph-count="16" meta:word-count="238" meta:character-count="1398"/>
  </office:meta>
</office:document-meta>
</file>